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f print_pattern(n):</text:p>
      <text:p text:style-name="Normal"><text:s text:c="4"/>For I in range(1, n + 1):</text:p>
      <text:p text:style-name="Normal"><text:s text:c="8"/>For j in range(i):</text:p>
      <text:p text:style-name="Normal"><text:s text:c="12"/>Print(chr(65 + j), end=” “) <text:s/># chr(65) is ‘A’</text:p>
      <text:p text:style-name="Normal"><text:s text:c="8"/>Print()</text:p>
      <text:p text:style-name="Normal">N = 4<text:s/></text:p>
      <text:p text:style-name="Normal">Print_pattern(n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jun Ashok</meta:initial-creator>
    <dc:creator>Arjun Ashok</dc:creator>
    <meta:creation-date>2025-01-25T14:01:00Z</meta:creation-date>
    <dc:date>2025-01-25T14:01:00Z</dc:date>
    <meta:template xlink:href="Normal.dotm" xlink:type="simple"/>
    <meta:editing-cycles>3</meta:editing-cycles>
    <meta:editing-duration>PT60S</meta:editing-duration>
    <meta:document-statistic meta:page-count="1" meta:paragraph-count="1" meta:word-count="26" meta:character-count="177" meta:row-count="1" meta:non-whitespace-character-count="152"/>
  </office:meta>
</office:document-meta>
</file>